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SwappableTarget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tSwappableTargetSourceTests.testRejectsSwap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otSwappableTargetSourceTests.tes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otSwappableTargetSourceTests.testBasicFunc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SwappableTargetSourceTests.testValidSw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otSwappableTargetSource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